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Gradient_20_12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99ccff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normal" style:font-style-asian="normal" style:font-style-complex="normal"/>
    </style:style>
    <style:style style:name="P3" style:family="paragraph">
      <style:text-properties fo:color="#355e00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355e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12.827cm" svg:x="1cm" svg:y="1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826cm" svg:height="2.921cm" svg:x="13.265cm" svg:y="10.706cm">
          <text:p text:style-name="P1">Output</text:p>
          <text:p text:style-name="P1">Page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826cm" svg:height="2.921cm" svg:x="7.361cm" svg:y="6.334cm">
          <text:p text:style-name="P1"><text:span text:style-name="T1">Type</text:span><text:line-break/><text:span text:style-name="T2">Content Type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826cm" svg:height="2.921cm" svg:x="13.265cm" svg:y="6.334cm">
          <text:p text:style-name="P1"><text:span text:style-name="T1">Type</text:span><text:line-break/><text:span text:style-name="T2">Blog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5.678cm" svg:y1="10.706cm" svg:x2="15.678cm" svg:y2="9.255cm" draw:start-shape="id1" draw:start-glue-point="0" draw:end-shape="id2" draw:end-glue-point="2" svg:d="m15678 10706v-502-449-500">
          <text:p/>
        </draw:connector>
        <draw:connector draw:style-name="gr3" draw:text-style-name="P1" draw:layer="layout" draw:type="lines" svg:x1="13.265cm" svg:y1="7.794cm" svg:x2="12.187cm" svg:y2="7.794cm" draw:start-shape="id2" draw:start-glue-point="3" draw:end-shape="id3" draw:end-glue-point="1" svg:d="m13265 7794h-501-76-501">
          <text:p/>
        </draw:connector>
        <draw:custom-shape draw:style-name="gr2" draw:text-style-name="P2" xml:id="id4" draw:id="id4" draw:layer="layout" svg:width="4.826cm" svg:height="2.921cm" svg:x="7.36cm" svg:y="2.033cm">
          <text:p text:style-name="P1"><text:span text:style-name="T3">Server</text:span><text:span text:style-name="T3"><text:line-break/></text:span><text:span text:style-name="T3">Configuratio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774cm" svg:y1="6.334cm" svg:x2="9.773cm" svg:y2="4.954cm" draw:start-shape="id3" draw:start-glue-point="0" draw:end-shape="id4" draw:end-glue-point="2" svg:d="m9774 6334v-502l-1-378v-500">
          <text:p/>
        </draw:connector>
        <draw:custom-shape draw:style-name="gr2" draw:text-style-name="P2" xml:id="id5" draw:id="id5" draw:layer="layout" svg:width="4.826cm" svg:height="2.921cm" svg:x="1.381cm" svg:y="2.016cm">
          <text:p text:style-name="P1"><text:span text:style-name="T3">Internal</text:span></text:p>
          <text:p text:style-name="P1"><text:span text:style-name="T3">Defaul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7.36cm" svg:y1="3.493cm" svg:x2="6.207cm" svg:y2="3.476cm" draw:start-shape="id4" draw:start-glue-point="3" draw:end-shape="id5" draw:end-glue-point="1" svg:d="m7360 3493h-501l-151-17h-501">
          <text:p/>
        </draw:connector>
        <draw:line draw:style-name="gr4" draw:text-style-name="P1" draw:layer="layout" svg:x1="1cm" svg:y1="5.826cm" svg:x2="20.59cm" svg:y2="5.772cm">
          <text:p/>
        </draw:line>
        <draw:line draw:style-name="gr4" draw:text-style-name="P1" draw:layer="layout" svg:x1="1cm" svg:y1="10.117cm" svg:x2="20.59cm" svg:y2="10.117cm">
          <text:p/>
        </draw:line>
        <draw:frame draw:style-name="gr5" draw:text-style-name="P3" draw:layer="layout" svg:width="2.471cm" svg:height="0.962cm" draw:transform="rotate (-1.5707963267949) translate (20.095cm 2.829cm)">
          <draw:text-box>
            <text:p><text:span text:style-name="T4">Server</text:span></text:p>
          </draw:text-box>
        </draw:frame>
        <draw:frame draw:style-name="gr5" draw:text-style-name="P3" draw:layer="layout" svg:width="3.63cm" svg:height="0.962cm" draw:transform="rotate (-1.5707963267949) translate (20.096cm 6.13cm)">
          <draw:text-box>
            <text:p><text:span text:style-name="T4">Taxonomy</text:span></text:p>
          </draw:text-box>
        </draw:frame>
        <draw:frame draw:style-name="gr5" draw:text-style-name="P3" draw:layer="layout" svg:width="2.902cm" svg:height="0.962cm" draw:transform="rotate (-1.5707963267949) translate (20.069cm 10.751cm)">
          <draw:text-box>
            <text:p><text:span text:style-name="T4">Cont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2" draw:display-name="Gradient 12" draw:style="linear" draw:start-color="#83caff" draw:end-color="#99ccff" draw:start-intensity="80%" draw:end-intensity="100%" draw:angle="15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is Wilke</meta:initial-creator>
    <meta:creation-date>2012-10-20T22:11:50</meta:creation-date>
    <dc:date>2012-10-21T04:50:22</dc:date>
    <dc:creator>Alexis Wilke</dc:creator>
    <meta:editing-duration>PT12M20S</meta:editing-duration>
    <meta:editing-cycles>4</meta:editing-cycles>
    <meta:generator>LibreOffice/3.5$Linux_X86_64 LibreOffice_project/350m1$Build-2</meta:generator>
    <meta:document-statistic meta:object-count="15"/>
  </office:meta>
</office:document-meta>
</file>